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h text:style-name="Title">Stephen Tudor</text:h>
      <text:h text:style-name="Heading_20_1" text:outline-level="1">Front-end Web Developer</text:h>
      <text:list text:style-name="L1">
        <text:list-item>
          <text:p text:style-name="P1">On Twitter as <text:a xlink:type="simple" xlink:href="http://twitter.com/tudorstudio" office:name=""><text:span text:style-name="Definition">@tudorstudio</text:span></text:a></text:p>
        </text:list-item>
        <text:list-item>
          <text:p text:style-name="P1">On GitHub as <text:a xlink:type="simple" xlink:href="http://github.com/smt" office:name=""><text:span text:style-name="Definition">smt</text:span></text:a></text:p>
        </text:list-item>
        <text:list-item>
          <text:p text:style-name="P1">Blogging at <text:a xlink:type="simple" xlink:href="http://stephentudor.com" office:name=""><text:span text:style-name="Definition">stephentudor.com</text:span></text:a></text:p>
        </text:list-item>
        <text:list-item>
          <text:p text:style-name="P1">Answering calls at <text:a xlink:type="simple" xlink:href="tel://610-590-4484" office:name=""><text:span text:style-name="Definition">610-590-4484</text:span></text:a></text:p>
        </text:list-item>
        <text:list-item>
          <text:p text:style-name="P1">Returning emails at <text:a xlink:type="simple" xlink:href="mailto://s@stephentudor.com" office:name=""><text:span text:style-name="Definition">s@stephentudor.com</text:span></text:a></text:p>
        </text:list-item>
      </text:list>
      <text:h text:style-name="Heading_20_1" text:outline-level="1">Summary</text:h>
      <text:p text:style-name="First_20_paragraph">Experienced front-end developer who has led development for multiple successful $1MM+ projects. Passionate about building high quality apps and user interfaces with modern web technologies. Able to execute a product or project end-to-end through being conversant in server-side engineering, visual/UX design, and project management practices.</text:p>
      <text:h text:style-name="Heading_20_1" text:outline-level="1">Specialties</text:h>
      <text:p text:style-name="First_20_paragraph">Authoring great user experiences with JavaScript, HTML, and CSS.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1" text:outline-level="1">Experience</text:h>
      <text:h text:style-name="Heading_20_2" text:outline-level="2"><text:span text:style-name="T1">Senior</text:span><text:span text:style-name="T2"> </text:span><text:span text:style-name="T3">Web</text:span><text:span text:style-name="T4"> </text:span><text:span text:style-name="T5">Developer</text:span> at <text:a xlink:type="simple" xlink:href="http://empathylab.com" office:name=""><text:span text:style-name="Definition">Empathy Lab</text:span></text:a></text:h>
      <text:p text:style-name="First_20_paragraph"><text:span text:style-name="T6">April</text:span><text:span text:style-name="T7"> </text:span><text:span text:style-name="T8">2010</text:span><text:span text:style-name="T9"> </text:span><text:span text:style-name="T10">-</text:span><text:span text:style-name="T11"> </text:span><text:span text:style-name="T12">Present</text:span></text:p>
      <text:p text:style-name="Text_20_body">Creating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2" text:outline-level="2"><text:span text:style-name="T13">Web</text:span><text:span text:style-name="T14"> </text:span><text:span text:style-name="T15">Developer</text:span> at <text:a xlink:type="simple" xlink:href="http://empathylab.com" office:name=""><text:span text:style-name="Definition">Empathy Lab</text:span></text:a></text:h>
      <text:p text:style-name="First_20_paragraph"><text:span text:style-name="T16">April</text:span><text:span text:style-name="T17"> </text:span><text:span text:style-name="T18">2009</text:span><text:span text:style-name="T19"> </text:span><text:span text:style-name="T20">-</text:span><text:span text:style-name="T21"> </text:span><text:span text:style-name="T22">April</text:span><text:span text:style-name="T23"> </text:span><text:span text:style-name="T24">2010</text:span> (1 year 1 month)</text:p>
      <text:p text:style-name="Text_20_body">Authoring standards-based HTML, CSS, and JavaScript for websites representing a broad range of internationally recognized brands: Sesame Street, Sprout, Lexmark, StrideRite, Walgreens, Verizon, Comcast, 21st Century Insurance, Liberty Global, American Red Cross.</text:p>
      <text:h text:style-name="Heading_20_2" text:outline-level="2"><text:span text:style-name="T25">IT</text:span><text:span text:style-name="T26"> </text:span><text:span text:style-name="T27">Director</text:span> at <text:a xlink:type="simple" xlink:href="http://artisandoorworks.com" office:name=""><text:span text:style-name="Definition">Artisan Custom Doorworks</text:span></text:a></text:h>
      <text:p text:style-name="First_20_paragraph"><text:span text:style-name="T28">December</text:span><text:span text:style-name="T29"> </text:span><text:span text:style-name="T30">2005</text:span><text:span text:style-name="T31"> </text:span><text:span text:style-name="T32">-</text:span><text:span text:style-name="T33"> </text:span><text:span text:style-name="T34">April</text:span><text:span text:style-name="T35"> </text:span><text:span text:style-name="T36">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2" text:outline-level="2"><text:span text:style-name="T37">President</text:span> at <text:a xlink:type="simple" xlink:href="http://tudorstudio.com" office:name=""><text:span text:style-name="Definition">Tudor Studio</text:span></text:a></text:h>
      <text:p text:style-name="First_20_paragraph"><text:span text:style-name="T38">January</text:span><text:span text:style-name="T39"> </text:span><text:span text:style-name="T40">2002</text:span><text:span text:style-name="T41"> </text:span><text:span text:style-name="T42">-</text:span><text:span text:style-name="T43"> </text:span><text:span text:style-name="T44">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2" text:outline-level="2"><text:span text:style-name="T45">Systems</text:span><text:span text:style-name="T46"> </text:span><text:span text:style-name="T47">Engineer</text:span> at Lockheed Martin Global Telecommunications (defunct)</text:h>
      <text:p text:style-name="First_20_paragraph"><text:span text:style-name="T48">May</text:span><text:span text:style-name="T49"> </text:span><text:span text:style-name="T50">2000</text:span><text:span text:style-name="T51"> </text:span><text:span text:style-name="T52">-</text:span><text:span text:style-name="T53"> </text:span><text:span text:style-name="T54">January</text:span><text:span text:style-name="T55"> </text:span><text:span text:style-name="T56">2002</text:span> (1 year 9 months)</text:p>
      <text:p text:style-name="Text_20_body">Performed Linix system administration duties for an internal R&amp;D project’s data center. Configured and managed a cluster of web servers through the duration of the project. Company ceased operations in early 2002.</text:p>
      <text:h text:style-name="Heading_20_1" text:outline-level="1">Skills &amp; Expertise</text:h>
      <text:p text:style-name="First_20_paragraph">These are languages, tools, and practices to which I have had exposure over the past 6 years or so. Those things which enjoy routine usage in my daily work are given priority as well as <text:span text:style-name="T57">emphasis</text:span>.</text:p>
      <text:h text:style-name="Heading_20_2" text:outline-level="2">Programming Languages</text:h>
      <text:list text:style-name="L2">
        <text:list-item>
          <text:p text:style-name="P2"><text:a xlink:type="simple" xlink:href="http://developer.mozilla.org/en/JavaScript" office:name=""><text:span text:style-name="Definition"><text:span text:style-name="T58">JavaScript</text:span></text:span></text:a></text:p>
        </text:list-item>
        <text:list-item>
          <text:p text:style-name="P2"><text:a xlink:type="simple" xlink:href="http://ruby-lang.org" office:name=""><text:span text:style-name="Definition"><text:span text:style-name="T59">Ruby</text:span></text:span></text:a></text:p>
        </text:list-item>
        <text:list-item>
          <text:p text:style-name="P2"><text:a xlink:type="simple" xlink:href="http://java.com" office:name=""><text:span text:style-name="Definition">Java</text:span></text:a></text:p>
        </text:list-item>
        <text:list-item>
          <text:p text:style-name="P2"><text:a xlink:type="simple" xlink:href="http://docs.oracle.com/javaee/5/tutorial/doc/bnakc.html" office:name=""><text:span text:style-name="Definition">JSTL</text:span></text:a></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
      <text:h text:style-name="Heading_20_2" text:outline-level="2">Markup/Templating Languages &amp; Preprocessors</text:h>
      <text:list text:style-name="L3">
        <text:list-item>
          <text:p text:style-name="P3"><text:a xlink:type="simple" xlink:href="http://www.w3.org/Style/CSS/Overview.en.html" office:name=""><text:span text:style-name="Definition"><text:span text:style-name="T60">CSS</text:span><text:span text:style-name="T61">,</text:span><text:span text:style-name="T62"> </text:span><text:span text:style-name="T63">CSS3</text:span></text:span></text:a></text:p>
        </text:list-item>
        <text:list-item>
          <text:p text:style-name="P3"><text:a xlink:type="simple" xlink:href="http://developers.whatwg.org" office:name=""><text:span text:style-name="Definition"><text:span text:style-name="T64">HTML</text:span><text:span text:style-name="T65">,</text:span><text:span text:style-name="T66"> </text:span><text:span text:style-name="T67">HTML</text:span><text:span text:style-name="T68"> </text:span><text:span text:style-name="T69">5</text:span></text:span></text:a></text:p>
        </text:list-item>
        <text:list-item>
          <text:p text:style-name="P3"><text:a xlink:type="simple" xlink:href="http://liquidmarkup.org" office:name=""><text:span text:style-name="Definition"><text:span text:style-name="T70">Liquid</text:span></text:span></text:a></text:p>
        </text:list-item>
        <text:list-item>
          <text:p text:style-name="P3"><text:a xlink:type="simple" xlink:href="http://daringfireball.net/projects/markdown" office:name=""><text:span text:style-name="Definition"><text:span text:style-name="T71">Markdown</text:span></text:span></text:a></text:p>
        </text:list-item>
        <text:list-item>
          <text:p text:style-name="P3"><text:a xlink:type="simple" xlink:href="http://sass-lang.com" office:name=""><text:span text:style-name="Definition"><text:span text:style-name="T72">SASS</text:span></text:span></text:a></text:p>
        </text:list-item>
        <text:list-item>
          <text:p text:style-name="P3"><text:a xlink:type="simple" xlink:href="http://coffeescript.org" office:name=""><text:span text:style-name="Definition">CoffeeScript</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www.demandware.com" office:name=""><text:span text:style-name="Definition">ISML</text:span></text:a></text:p>
        </text:list-item>
        <text:list-item>
          <text:p text:style-name="P3"><text:a xlink:type="simple" xlink:href="http://api.jquery.com/jquery.tmpl" office:name=""><text:span text:style-name="Definition">jQuery.tmpl</text:span></text:a></text:p>
        </text:list-item>
        <text:list-item>
          <text:p text:style-name="P3"><text:a xlink:type="simple" xlink:href="http://lesscss.org" office:name=""><text:span text:style-name="Definition">LESS</text:span></text:a></text:p>
        </text:list-item>
        <text:list-item>
          <text:p text:style-name="P3"><text:a xlink:type="simple" xlink:href="http://mustache.github.com" office:name=""><text:span text:style-name="Definition">Mustache</text:span></text:a></text:p>
        </text:list-item>
        <text:list-item>
          <text:p text:style-name="P3"><text:a xlink:type="simple" xlink:href="http://smarty.net" office:name=""><text:span text:style-name="Definition">Smarty</text:span></text:a></text:p>
        </text:list-item>
        <text:list-item>
          <text:p text:style-name="P3"><text:a xlink:type="simple" xlink:href="http://xml.com" office:name=""><text:span text:style-name="Definition">XML</text:span></text:a></text:p>
        </text:list-item>
      </text:list>
      <text:h text:style-name="Heading_20_2" text:outline-level="2">Frameworks &amp; APIs</text:h>
      <text:list text:style-name="L4">
        <text:list-item>
          <text:p text:style-name="P4"><text:a xlink:type="simple" xlink:href="http://documentcloud.github.com/backbone" office:name=""><text:span text:style-name="Definition"><text:span text:style-name="T73">Backbone</text:span><text:span text:style-name="T74">.</text:span><text:span text:style-name="T75">js</text:span></text:span></text:a></text:p>
        </text:list-item>
        <text:list-item>
          <text:p text:style-name="P4"><text:a xlink:type="simple" xlink:href="http://compass-style.org" office:name=""><text:span text:style-name="Definition"><text:span text:style-name="T76">Compass</text:span></text:span></text:a></text:p>
        </text:list-item>
        <text:list-item>
          <text:p text:style-name="P4"><text:a xlink:type="simple" xlink:href="http://jquery.com" office:name=""><text:span text:style-name="Definition"><text:span text:style-name="T77">jQuery</text:span></text:span></text:a></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expressionengine.com" office:name=""><text:span text:style-name="Definition">ExpressionEngine</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item>
          <text:p text:style-name="P4"><text:a xlink:type="simple" xlink:href="http://framework.zend.com" office:name=""><text:span text:style-name="Definition">Zend Framework</text:span></text:a></text:p>
        </text:list-item>
      </text:list>
      <text:h text:style-name="Heading_20_2" text:outline-level="2">Standards, Patterns &amp; Practices</text:h>
      <text:list text:style-name="L5">
        <text:list-item>
          <text:p text:style-name="P5">Modern Web Standards<text:note text:id="ftn0" text:note-class="footnote"><text:note-citation>1</text:note-citation><text:note-body><text:p text:style-name="Footnote">As specified/recommended by the <text:a xlink:type="simple" xlink:href="http://w3c.org" office:name=""><text:span text:style-name="Definition">W3C</text:span></text:a> and <text:a xlink:type="simple" xlink:href="http://whatwg.org" office:name=""><text:span text:style-name="Definition">WHAT-WG</text:span></text:a> bodies</text:p></text:note-body></text:note></text:p>
        </text:list-item>
        <text:list-item>
          <text:p text:style-name="P5">Software design patterns<text:note text:id="ftn1" text:note-class="footnote"><text:note-citation>2</text:note-citation><text:note-body><text:p text:style-name="Footnote">I’ve used the following routinely: Singleton, Module, Factory, Observer/Mediator, and MVC/MVVM</text:p></text:note-body></text:note></text:p>
        </text:list-item>
        <text:list-item>
          <text:p text:style-name="P5">TDD/BDD<text:note text:id="ftn2" text:note-class="footnote"><text:note-citation>3</text:note-citation><text:note-body><text:p text:style-name="Footnote">Test-Driven Development &amp; Behavior-Driven Development</text:p></text:note-body></text:note></text:p>
        </text:list-item>
      </text:list>
      <text:h text:style-name="Heading_20_2" text:outline-level="2">Software &amp; Tools</text:h>
      <text:list text:style-name="L6">
        <text:list-item>
          <text:p text:style-name="P6"><text:a xlink:type="simple" xlink:href="http://www.adobe.com/products/creativesuite.html" office:name=""><text:span text:style-name="Definition"><text:span text:style-name="T78">Adobe</text:span><text:span text:style-name="T79"> </text:span><text:span text:style-name="T80">Creative</text:span><text:span text:style-name="T81"> </text:span><text:span text:style-name="T82">Suite</text:span></text:span></text:a></text:p>
        </text:list-item>
        <text:list-item>
          <text:p text:style-name="P6"><text:a xlink:type="simple" xlink:href="http://apache.org" office:name=""><text:span text:style-name="Definition"><text:span text:style-name="T83">Apache</text:span></text:span></text:a></text:p>
        </text:list-item>
        <text:list-item>
          <text:p text:style-name="P6"><text:a xlink:type="simple" xlink:href="http://atlassian.com/software/jira" office:name=""><text:span text:style-name="Definition"><text:span text:style-name="T84">Atlassian</text:span><text:span text:style-name="T85"> </text:span><text:span text:style-name="T86">JIRA</text:span></text:span></text:a></text:p>
        </text:list-item>
        <text:list-item>
          <text:p text:style-name="P6"><text:a xlink:type="simple" xlink:href="http://git-scm.com" office:name=""><text:span text:style-name="Definition"><text:span text:style-name="T87">Git</text:span></text:span></text:a></text:p>
        </text:list-item>
        <text:list-item>
          <text:p text:style-name="P6"><text:a xlink:type="simple" xlink:href="http://apple.com/macosx" office:name=""><text:span text:style-name="Definition"><text:span text:style-name="T88">Mac</text:span><text:span text:style-name="T89"> </text:span><text:span text:style-name="T90">OS</text:span><text:span text:style-name="T91"> </text:span><text:span text:style-name="T92">X</text:span></text:span></text:a></text:p>
        </text:list-item>
        <text:list-item>
          <text:p text:style-name="P6"><text:a xlink:type="simple" xlink:href="http://johnmacfarlane.net/pandoc" office:name=""><text:span text:style-name="Definition"><text:span text:style-name="T93">Pandoc</text:span></text:span></text:a></text:p>
        </text:list-item>
        <text:list-item>
          <text:p text:style-name="P6"><text:a xlink:type="simple" xlink:href="http://rvm.beginrescueend.com" office:name=""><text:span text:style-name="Definition"><text:span text:style-name="T94">rvm</text:span></text:span></text:a></text:p>
        </text:list-item>
        <text:list-item>
          <text:p text:style-name="P6"><text:a xlink:type="simple" xlink:href="http://svn.apache.org" office:name=""><text:span text:style-name="Definition"><text:span text:style-name="T95">Subversion</text:span></text:span></text:a></text:p>
        </text:list-item>
        <text:list-item>
          <text:p text:style-name="P6"><text:a xlink:type="simple" xlink:href="http://tmux.sourceforge.net" office:name=""><text:span text:style-name="Definition"><text:span text:style-name="T96">tmux</text:span></text:span></text:a></text:p>
        </text:list-item>
        <text:list-item>
          <text:p text:style-name="P6"><text:a xlink:type="simple" xlink:href="http://www.vim.org" office:name=""><text:span text:style-name="Definition"><text:span text:style-name="T97">Vim</text:span></text:span></text:a></text:p>
        </text:list-item>
        <text:list-item>
          <text:p text:style-name="P6"><text:a xlink:type="simple" xlink:href="http://www.zsh.org" office:name=""><text:span text:style-name="Definition"><text:span text:style-name="T98">zsh</text:span></text:span></text:a></text:p>
        </text:list-item>
        <text:list-item>
          <text:p text:style-name="P6"><text:a xlink:type="simple" xlink:href="http://aws.amazon.com" office:name=""><text:span text:style-name="Definition">Amazon Web Services</text:span></text:a></text:p>
        </text:list-item>
        <text:list-item>
          <text:p text:style-name="P6"><text:a xlink:type="simple" xlink:href="http://ant.apache.org" office:name=""><text:span text:style-name="Definition">ant</text:span></text:a></text:p>
        </text:list-item>
        <text:list-item>
          <text:p text:style-name="P6"><text:a xlink:type="simple" xlink:href="http://developer.apple.com" office:name=""><text:span text:style-name="Definition">Apple XCode</text:span></text:a></text:p>
        </text:list-item>
        <text:list-item>
          <text:p text:style-name="P6"><text:a xlink:type="simple" xlink:href="http://demandware.com" office:name=""><text:span text:style-name="Definition">Demandware</text:span></text:a></text:p>
        </text:list-item>
        <text:list-item>
          <text:p text:style-name="P6"><text:a xlink:type="simple" xlink:href="http://eclipse.org" office:name=""><text:span text:style-name="Definition">Eclipse</text:span></text:a></text:p>
        </text:list-item>
        <text:list-item>
          <text:p text:style-name="P6"><text:a xlink:type="simple" xlink:href="http://macrabbit.com/espresso" office:name=""><text:span text:style-name="Definition">Espresso</text:span></text:a></text:p>
        </text:list-item>
        <text:list-item>
          <text:p text:style-name="P6"><text:a xlink:type="simple" xlink:href="http://heroku.com" office:name=""><text:span text:style-name="Definition">Heroku</text:span></text:a></text:p>
        </text:list-item>
        <text:list-item>
          <text:p text:style-name="P6"><text:a xlink:type="simple" xlink:href="http://jboss.org" office:name=""><text:span text:style-name="Definition">JBoss</text:span></text:a></text:p>
        </text:list-item>
        <text:list-item>
          <text:p text:style-name="P6"><text:a xlink:type="simple" xlink:href="http://jetbrains.com/webstorm" office:name=""><text:span text:style-name="Definition">JetBrains WebStorm</text:span></text:a></text:p>
        </text:list-item>
        <text:list-item>
          <text:p text:style-name="P6"><text:a xlink:type="simple" xlink:href="http://microsoft.com/visualstudio/en-us" office:name=""><text:span text:style-name="Definition">Microsoft Visual Studio</text:span></text:a></text:p>
        </text:list-item>
        <text:list-item>
          <text:p text:style-name="P6"><text:a xlink:type="simple" xlink:href="http://mongodb.org" office:name=""><text:span text:style-name="Definition">MongoDB</text:span></text:a></text:p>
        </text:list-item>
        <text:list-item>
          <text:p text:style-name="P6"><text:a xlink:type="simple" xlink:href="http://mysql.com" office:name=""><text:span text:style-name="Definition">MySQL</text:span></text:a></text:p>
        </text:list-item>
        <text:list-item>
          <text:p text:style-name="P6"><text:a xlink:type="simple" xlink:href="http://www.netbeans.com" office:name=""><text:span text:style-name="Definition">NetBeans</text:span></text:a></text:p>
        </text:list-item>
        <text:list-item>
          <text:p text:style-name="P6"><text:a xlink:type="simple" xlink:href="http://wiki.nginx.org" office:name=""><text:span text:style-name="Definition">Nginx</text:span></text:a></text:p>
        </text:list-item>
        <text:list-item>
          <text:p text:style-name="P6"><text:a xlink:type="simple" xlink:href="http://www.oracle.com/us/products/applications/web-commerce/atg" office:name=""><text:span text:style-name="Definition">Oracle ATG</text:span></text:a></text:p>
        </text:list-item>
        <text:list-item>
          <text:p text:style-name="P6"><text:a xlink:type="simple" xlink:href="http://postgresql.org" office:name=""><text:span text:style-name="Definition">PostgreSQL</text:span></text:a></text:p>
        </text:list-item>
        <text:list-item>
          <text:p text:style-name="P6"><text:a xlink:type="simple" xlink:href="http://rake.rubyforge.org" office:name=""><text:span text:style-name="Definition">Rake</text:span></text:a></text:p>
        </text:list-item>
        <text:list-item>
          <text:p text:style-name="P6"><text:a xlink:type="simple" xlink:href="http://github.com/wycats/thor" office:name=""><text:span text:style-name="Definition">Thor</text:span></text:a></text:p>
        </text:list-item>
        <text:list-item>
          <text:p text:style-name="P6"><text:a xlink:type="simple" xlink:href="http://tomcat.apache.com" office:name=""><text:span text:style-name="Definition">Tomcat</text:span></text:a></text:p>
        </text:list-item>
        <text:list-item>
          <text:p text:style-name="P6"><text:a xlink:type="simple" xlink:href="http://ubuntu.com" office:name=""><text:span text:style-name="Definition">Ubuntu Linux</text:span></text:a></text:p>
        </text:list-item>
        <text:list-item>
          <text:p text:style-name="P6"><text:a xlink:type="simple" xlink:href="http://vagrantup.com" office:name=""><text:span text:style-name="Definition">Vagrant</text:span></text:a></text:p>
        </text:list-item>
        <text:list-item>
          <text:p text:style-name="P6"><text:a xlink:type="simple" xlink:href="http://virtualbox.org" office:name=""><text:span text:style-name="Definition">VirtualBox</text:span></text:a></text:p>
        </text:list-item>
      </text:list>
      <text:h text:style-name="Heading_20_1" text:outline-level="1">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1" text:outline-level="1">Honors and Awards</text:h>
      <text:p text:style-name="First_20_paragraph"><text:span text:style-name="T99">Unsung</text:span><text:span text:style-name="T100"> </text:span><text:span text:style-name="T101">Hero</text:span>, Empathy Lab, May 2011<text:line-break/>A peer-awarded honor which I’ll always be terribly proud to have won.</text:p>
      <text:h text:style-name="Heading_20_1" text:outline-level="1">Interests</text:h>
      <text:list text:style-name="L7">
        <text:list-item>
          <text:p text:style-name="P7">Being a dad and spending time with my family</text:p>
        </text:list-item>
        <text:list-item>
          <text:p text:style-name="P7">Playing <text:a xlink:type="simple" xlink:href="http://boardgamegeek.com/user/smtudor" office:name=""><text:span text:style-name="Definition">board and card games</text:span></text:a> (and video games)</text:p>
        </text:list-item>
        <text:list-item>
          <text:p text:style-name="P7">Making and listening to <text:a xlink:type="simple" xlink:href="http://www.rdio.com/people/smtudor" office:name=""><text:span text:style-name="Definition">music</text:span></text:a></text:p>
        </text:list-item>
        <text:list-item>
          <text:p text:style-name="P7">Watching and contributing to Open Source Software</text:p>
        </text:list-item>
      </text:list>
      <text:p text:style-name="First_20_paragraph"><text:span text:style-name="Teletype">&lt;br&gt;</text:span> <text:span text:style-name="Teletype">&lt;br&gt;</text:span> <text:span text:style-name="Teletype">&lt;br&gt;</text:span> ©2012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